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tyreneB" svg:font-family="styreneB, 'styreneB Fallback', ui-sans-serif, system-ui, apple-system, BlinkMacSystemFont, 'Segoe UI', Roboto, 'Helvetica Neue', Arial, 'Noto Sans', sans-serif, 'Apple Color Emoji', 'Segoe UI Emoji', 'Segoe UI Symbol', 'Noto Color Emoj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color="#000000"/>
    </style:style>
    <style:style style:name="T1" style:family="text">
      <style:text-properties fo:font-variant="normal" fo:text-transform="none" style:font-name="styreneB" fo:font-size="11.2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ow, taken the extracts with the confidence level, remove the label "definition", and assign a color instead of each level this way "high=green" "medium=yellow" "low=red". The format must be the same of this csv. Do not take extract from the csv itself, use it only for the template. Use the same name for the column as this csv. Here is the example csv: </text:span></text:p>
      <text:p text:style-name="P1"><text:span text:style-name="T1">text_extract;highlight_color</text:span></text:p>
      <text:p text:style-name="P1"><text:span text:style-name="T1">"The life cycle of an AI-based component can be broken into several phases: design and analysis, development (which includes research, selection, analysis and data cleansing, prototyping, design, training, testing, implementation in software and/or hardware, integration as part of a global processing and validation), operations and maintenance (including evolutionary maintenance) or final disposal.";green</text:span></text:p>
      <text:p text:style-name="P1"><text:span text:style-name="T1">"Within the vast range of quality audits, both process and product audits can be carried out. The goal of the relevant audit may be to ensure compliance with personal data regulations and thus prevent situations of non-compliance. In the same way, potential risks associated with the use of personal data in AI-based components can be identified, anticipated and corrected.";green</text:span></text:p>
      <text:p text:style-name="P1"><text:span text:style-name="T1">"A risk analysis of the process must be focused in identifying those aspects which may have an impact on achieving the desired control objectives and which shall be related to planning, available resources, audit team, control of documented information, availability and cooperation of persons in charge, the conditions regarding both the AI-based component itself and its context, monitoring and revised procedures related to the designed audit plan, legal and administrative issues and any other circumstances.";green</text:span></text:p>
      <text:p text:style-name="P1"><text:span text:style-name="T1">"For example, in case of a component which, based on an analysis of input data, makes decisions which may significantly affect a person, denying him or her access to essential services or restricting his or her freedoms, obviously the scope of the corresponding audit and the degree of exhaustivity when analysing the proposed controls must be higher than would be for a component whose function is, for example, limited to classifying certain e-mails in the Spam folder.";yellow</text:span></text:p>
      <text:p text:style-name="P1"><text:span text:style-name="T1">"Both the code and any additional files defined by the version must include a digital signature over the entire package to guarantee its integrity.";green</text:span></text:p>
      <text:p text:style-name="P1"><text:span text:style-name="T1">"A version history of the evolution of the AI component used must be available and documented. It will include the parameters used in the training of the component and everything that ensures the traceability of the evolution/changes in the component.";green</text:span></text:p>
      <text:p text:style-name="P1"><text:span text:style-name="T1">"Identification and control data of the person(s) or institution(s) who manage the life cycle stages of the AI-based component, as well as their associate managers, and the representatives of the controller and of the processor.";green</text:span></text:p>
      <text:p text:style-name="P1"><text:span text:style-name="T1">"Contracts associated to processing stages being audited must specify the distribution of responsibilities with regard to personal data protection.";green</text:span></text:p>
      <text:p text:style-name="P1"><text:span text:style-name="T1">"Information regarding metadata of the AI-based component, its logic and the consequences that may arise from its use are accessible to data subjects together with the means or mechanisms available to exercise their rights in case of objections to the results.";green</text:span></text:p>
      <text:p text:style-name="P1"><text:span text:style-name="T1">"The logic of the relevant AI-based component is well documented so it can be understood. Its behaviour regarding input data sets, data use, intermediate data and output data can be traced.";green</text:span></text:p>
      <text:p text:style-name="P1"><text:span text:style-name="T1">"If an erroneous behaviour of the AI-based component can cause harm to data subjects, mechanisms have been established to minimise such damage, provide communication channels to relevant stakeholders and facilitate communication among all stakeholders involved in the process.";green</text:span></text:p>
      <text:p text:style-name="P1"><text:span text:style-name="T1">"The requirements applicable to human operators in charge of supervising and interpreting the operation of the AI-based component must be defined.";gre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tyreneB" svg:font-family="styreneB, 'styreneB Fallback', ui-sans-serif, system-ui, apple-system, BlinkMacSystemFont, 'Segoe UI', Roboto, 'Helvetica Neue', Arial, 'Noto Sans', sans-serif, 'Apple Color Emoji', 'Segoe UI Emoji', 'Segoe UI Symbol', 'Noto Color Emoj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22M42S</meta:editing-duration>
    <meta:editing-cycles>8</meta:editing-cycles>
    <meta:generator>OpenOffice/4.1.15$Win32 OpenOffice.org_project/4115m2$Build-9813</meta:generator>
    <dc:date>2024-11-23T16:33:16.07</dc:date>
    <dc:creator>Tiziano Sammarone</dc:creator>
    <meta:document-statistic meta:table-count="0" meta:image-count="0" meta:object-count="0" meta:page-count="1" meta:paragraph-count="14" meta:word-count="576" meta:character-count="3869"/>
    <meta:user-defined meta:name="Info 1"/>
    <meta:user-defined meta:name="Info 2"/>
    <meta:user-defined meta:name="Info 3"/>
    <meta:user-defined meta:name="Info 4"/>
  </office:meta>
</office:document-meta>
</file>